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>
      <style:text-properties fo:font-size="12pt" officeooo:rsid="00182330" officeooo:paragraph-rsid="00182330" style:font-size-asian="12pt" style:font-size-complex="12pt"/>
    </style:style>
    <style:style style:name="P6" style:family="paragraph" style:parent-style-name="List_20_Paragraph" style:list-style-name="WWNum1">
      <style:text-properties fo:font-size="12pt" officeooo:rsid="0019f837" officeooo:paragraph-rsid="0019f837" style:font-size-asian="12pt" style:font-size-complex="12pt"/>
    </style:style>
    <style:style style:name="P7" style:family="paragraph" style:parent-style-name="List_20_Paragraph" style:list-style-name="WWNum1">
      <style:text-properties fo:font-size="12pt" style:font-size-asian="12pt" style:font-size-complex="12pt"/>
    </style:style>
    <style:style style:name="P8" style:family="paragraph" style:parent-style-name="List_20_Paragraph" style:list-style-name="WWNum1">
      <style:text-properties fo:font-size="12pt" officeooo:paragraph-rsid="001fd7d0" style:font-size-asian="12pt" style:font-size-complex="12pt"/>
    </style:style>
    <style:style style:name="P9" style:family="paragraph" style:parent-style-name="List_20_Paragraph" style:list-style-name="WWNum1">
      <style:text-properties fo:font-size="12pt" officeooo:rsid="001b8295" officeooo:paragraph-rsid="001b8295" style:font-size-asian="12pt" style:font-size-complex="12pt"/>
    </style:style>
    <style:style style:name="P10" style:family="paragraph" style:parent-style-name="List_20_Paragraph" style:list-style-name="WWNum1">
      <style:text-properties fo:font-size="12pt" officeooo:rsid="001b8295" officeooo:paragraph-rsid="001fd7d0" style:font-size-asian="12pt" style:font-size-complex="12pt"/>
    </style:style>
    <style:style style:name="P11" style:family="paragraph" style:parent-style-name="List_20_Paragraph">
      <style:text-properties fo:font-size="12pt" officeooo:rsid="001fd7d0" officeooo:paragraph-rsid="001fd7d0" style:font-size-asian="12pt" style:font-size-complex="12pt"/>
    </style:style>
    <style:style style:name="T1" style:family="text">
      <style:text-properties officeooo:rsid="00182330"/>
    </style:style>
    <style:style style:name="T2" style:family="text">
      <style:text-properties officeooo:rsid="0019f837"/>
    </style:style>
    <style:style style:name="T3" style:family="text">
      <style:text-properties officeooo:rsid="001b8295"/>
    </style:style>
    <style:style style:name="T4" style:family="text">
      <style:text-properties officeooo:rsid="001d52f3"/>
    </style:style>
    <style:style style:name="T5" style:family="text">
      <style:text-properties officeooo:rsid="001fd7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31</text:span>/05/2019</text:p>
      <text:p text:style-name="P2">Minutes of discussion on <text:span text:style-name="T1">31</text:span>/05/2019 (Friday)<text:bookmark text:name="_GoBack"/></text:p>
      <text:p text:style-name="P1"/>
      <text:list xml:id="list53297947" text:style-name="WWNum1">
        <text:list-item>
          <text:p text:style-name="P5">Installation of Rasdaman, <text:span text:style-name="T2">GeoTrellis and GeoDjango</text:span></text:p>
        </text:list-item>
      </text:list>
      <text:p text:style-name="P3"/>
      <text:list xml:id="list91453311607621" text:continue-numbering="true" text:style-name="WWNum1">
        <text:list-item>
          <text:list>
            <text:list-header>
              <text:p text:style-name="P6">Preparation of detailed documentation of all three’s installation including <text:span text:style-name="T3">requirements, URLs, steps/commands and compatible versions</text:span></text:p>
            </text:list-header>
          </text:list>
        </text:list-item>
      </text:list>
      <text:p text:style-name="P3"/>
      <text:p text:style-name="P3"/>
      <text:list xml:id="list91452168208679" text:continue-numbering="true" text:style-name="WWNum1">
        <text:list-item>
          <text:p text:style-name="P7"><text:span text:style-name="T3">Array DBMS</text:span>:</text:p>
        </text:list-item>
      </text:list>
      <text:p text:style-name="P3"/>
      <text:list xml:id="list91454213970662" text:continue-numbering="true" text:style-name="WWNum1">
        <text:list-item>
          <text:list>
            <text:list-header>
              <text:p text:style-name="P9">Task : How data is organized at logical level, physical level and view level</text:p>
            </text:list-header>
          </text:list>
        </text:list-item>
      </text:list>
      <text:p text:style-name="P1"/>
      <text:list xml:id="list91452299977697" text:continue-numbering="true" text:style-name="WWNum1">
        <text:list-item>
          <text:p text:style-name="P7"><text:span text:style-name="T3">Scalability in GeoDjango</text:span>:</text:p>
        </text:list-item>
      </text:list>
      <text:p text:style-name="P3"/>
      <text:list xml:id="list91453682077299" text:continue-numbering="true" text:style-name="WWNum1">
        <text:list-item>
          <text:list>
            <text:list-header>
              <text:p text:style-name="P9">Task : Check if GeoDjango also offers scalability option for huge database like Rasdaman and GeoTrellis</text:p>
            </text:list-header>
          </text:list>
        </text:list-item>
      </text:list>
      <text:p text:style-name="P1"/>
      <text:list xml:id="list91452774170378" text:continue-numbering="true" text:style-name="WWNum1">
        <text:list-item>
          <text:p text:style-name="P7"><text:span text:style-name="T3">HTML wizard interface</text:span>:</text:p>
        </text:list-item>
      </text:list>
      <text:p text:style-name="P3"/>
      <text:list xml:id="list91452221408244" text:continue-numbering="true" text:style-name="WWNum1">
        <text:list-item>
          <text:list>
            <text:list-header>
              <text:p text:style-name="P9">Prepare/find an HTML interface which includes step-wise model for building comparision matrix in AHP in front-end</text:p>
            </text:list-header>
          </text:list>
        </text:list-item>
      </text:list>
      <text:p text:style-name="P1"/>
      <text:list xml:id="list91454018967232" text:continue-numbering="true" text:style-name="WWNum1">
        <text:list-item>
          <text:p text:style-name="P10">Task : </text:p>
          <text:p text:style-name="P10"/>
          <text:p text:style-name="P8"><text:span text:style-name="T5">5.1 Run the geospatial example on metatron.app</text:span></text:p>
        </text:list-item>
      </text:list>
      <text:p text:style-name="P11">5.2 Study about RazorFlow and PHP Reports from their documentation and install them</text:p>
      <text:p text:style-name="P11">5.3 Prepare the documentations</text:p>
      <text:p text:style-name="P11">5.4 Answers to questions discussed over the week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2cm" fo:margin-left="1.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9:56:35.421147720</meta:creation-date>
    <dc:date>2019-06-03T09:10:46.498741543</dc:date>
    <meta:editing-duration>PT6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1" meta:character-count="812" meta:non-whitespace-character-count="710"/>
  </office:meta>
</office:document-meta>
</file>